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9C000001B70E33064B90510F6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095cm" svg:height="8.71cm" svg:x="9.435cm" svg:y="10.782cm">
          <draw:image xlink:href="Pictures/100000000000009C000001B70E33064B90510F6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6:46:34.523297205</meta:creation-date>
    <dc:date>2018-04-26T16:46:56.899415351</dc:date>
    <meta:editing-duration>PT22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